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break-before="column"/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сли надо сделать очень много одинаковых наклеек с номерами от 1000 до 1119 (120 шт)</text:p>
      <text:p text:style-name="P1">Можно конечно накопипастить это дело вручную, а потом полчаса заниматься вставкой номеров. Лучше макросом: </text:p>
      <text:p text:style-name="P1">1. сделать шаблон наклейки с номером 0000 (номер не принципиален, по нему будет производится поиск), например прямоугольник с текстовым полем:</text:p>
      <text:p text:style-name="P1">2. выделить наклейку. В форме задать размер будущего массива наклеек, например 6 Х 20 (120 шт). При желании изменить <text:span text:style-name="T1">Step. </text:span>Если наклейку необходимо повернуть на 90 градусов (может так лучше влезут), отметить флажок <text:span text:style-name="T1">Rotate<text:line-break/>3. В</text:span>ыделить наклейки, в которых необходимо изменить номера. Если во всех наклейках нужно установить одинаковый номер (например переделать год), убрать флажок <text:span text:style-name="T1">Auto Increment. </text:span>Когда флажок стоит, то при выборе каждого следущего номера этот номер будет увеличен на 1. <text:line-break/>4. Если поставить флажок <text:span text:style-name="T1">Auto Next, </text:span>то после переименовывания первой наклейки макрос выберет следущую, переименует, выберет следущую... и т. д., т. е. Процес переименовывание будете происходить в автоматическом режиме. Если флаг не стоит, то после того, как макрос выберет следущую наклейку нужно буде каждый раз нажимать <text:span text:style-name="T1">Rename. </text:span>Это бывает удобно, когда номера идут не по порядку и приходится каждый номер править вручную, при этом не нужно каждый раз искать в Кореле следующую наклейку, а просто нажатием <text:span text:style-name="T1">Rename </text:span>макрос автоматически перейдет на следующую<text:line-break/>5. Выбрать номер по которому будем искать (0000), <text:s/>написать первый переименованный номер (1000), отметить <text:span text:style-name="T1">Auto Increment </text:span>и <text:span text:style-name="T1">Auto Next, </text:span>нажать <text:span text:style-name="T1">Rename<text:line-break/></text:span>6. Дождаться «<text:span text:style-name="T1">All Done!” . </text:span>После нажатия ОК, все наклейки станут переименованными<text:line-break/><text:span text:style-name="T1"> </text:span><text:line-break/></text:p>
      <text:p text:style-name="P1">Создание наклеек на примере 1123</text:p>
      <text:p text:style-name="P1">1. Запустить <text:span text:style-name="T1">Atomtex Tools<text:line-break/>2. </text:span>нажать кнопку 11ХХ<text:line-break/>3. Выбрать из списка 1123</text:p>
      <text:p text:style-name="P2">4. установить серийный номер, исполнение (рус/англ), если нужно добавить <text:span text:style-name="T1">MAX </text:span>и адаптер <text:span text:style-name="T1">USB</text:span><text:line-break/>5. Нажать <text:span text:style-name="T1">Create. <text:line-break/></text:span>6. Комплект готов!<text:line-break/>Чаще всего нужно вывести несколько наклеек, тогда выбрав необходимые опции (исполнение, номер) нажимаем <text:span text:style-name="T1">Create. </text:span>Следует иметь в виду, что выводимая макросом наклейка может быть выведена двумя способами: а) если выделить какой-нибудь объект, наклейка выведится СЛЕВА от выделенного объекта с растоянием, указанном в настройке <text:span text:style-name="T1">Step; </text:span>б) если ничего не выделено, то наклейка буде выведена СЛЕВА ВВЕРХУ от страницы документа (это удобно, если документ уже занят какими-то наклейками)<text:line-break/>После этого НЕ СНИМАЕМ ВЫДЕЛЕНИЕ, смотрим на форму. Форма автоматом увеличивает номер на единицу, поэтому, если нужно вывести несколько наклеек с номером по-порядку, то устанавливаем параметры и первый серийный номер и просто тыкаем несколько раз <text:span text:style-name="T1">Create (</text:span>первую наклейку будет немного подтупливать, макрос в это время открывает файл с шаблонами, последующие выведяться без затупа<text:span text:style-name="T1">), </text:span>с каждым тыком будет выведена наклейка в ряд после предыдущей</text:p>
      <text:p text:style-name="P1"><text:line-break/> При работе с 1117 выводится комплект наклеек, причем можно задать от какого до какого номера будут выводится комплекты<text:line-break/>Ещё плюс — все наклейки комплектов будут отсортированы по типу БД, так удобно их растусовывать по листу </text:p>
      <text:p text:style-name="P1"/>
      <text:p text:style-name="P1">При работе с СРК. Выбрать номер первого блока, по очереди выбрать входящие в состав СРК <text:s/>блоки, с добавление очередного блока в список на форме будет добавляться текущий блок, <text:soft-page-break/>номер будет автоматически увеличиваться на 1<text:line-break/>Если блок был введен ошибочно, его можно удалить, нажав кнопку «Стереть последний»</text:p>
      <text:p text:style-name="P1">После того, как в список будут добавлены все блоки, нажать Создать</text:p>
      <text:p text:style-name="P1">Все наклейки выводяться по 4 в ряд, это как столько, сколько влазит на лист по ширине <text:s/>наклеек самого распростроненного размер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1T13:39:06.69</meta:creation-date>
    <dc:date>2020-09-21T15:19:10.01</dc:date>
    <meta:editing-duration>PT1H40M3S</meta:editing-duration>
    <meta:editing-cycles>8</meta:editing-cycles>
    <meta:generator>OpenOffice/4.1.4$Win32 OpenOffice.org_project/414m5$Build-9788</meta:generator>
    <meta:document-statistic meta:table-count="0" meta:image-count="0" meta:object-count="0" meta:page-count="2" meta:paragraph-count="11" meta:word-count="514" meta:character-count="3488"/>
  </office:meta>
</office:document-meta>
</file>